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egoe UI" fo:font-size="12pt" officeooo:rsid="000c58b8" officeooo:paragraph-rsid="000c58b8" style:font-size-asian="10.5pt" style:font-size-complex="12pt"/>
    </style:style>
    <style:style style:name="P2" style:family="paragraph" style:parent-style-name="Table_20_Contents">
      <style:text-properties style:font-name="Segoe UI" fo:font-size="12pt" style:font-size-asian="10.5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Segoe UI" fo:font-size="12pt" officeooo:rsid="000ce806" officeooo:paragraph-rsid="000ce806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Segoe UI" fo:font-size="12pt" officeooo:rsid="000dd463" officeooo:paragraph-rsid="000dd463" style:font-size-asian="10.5pt" style:font-size-complex="12pt"/>
    </style:style>
    <style:style style:name="P5" style:family="paragraph" style:parent-style-name="Table_20_Contents">
      <style:text-properties style:font-name="Segoe UI" fo:font-size="12pt" officeooo:rsid="000dd463" officeooo:paragraph-rsid="000dd463" style:font-size-asian="10.5pt" style:font-size-complex="12pt"/>
    </style:style>
    <style:style style:name="P6" style:family="paragraph" style:parent-style-name="Table_20_Contents">
      <style:text-properties style:font-name="Segoe UI" fo:font-size="12pt" officeooo:rsid="000fe24c" officeooo:paragraph-rsid="000fe24c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Segoe UI" fo:font-size="12pt" officeooo:rsid="00106cf6" officeooo:paragraph-rsid="00106cf6" style:font-size-asian="10.5pt" style:font-size-complex="12pt"/>
    </style:style>
    <style:style style:name="P8" style:family="paragraph" style:parent-style-name="Table_20_Contents">
      <style:text-properties style:font-name="Segoe UI" fo:font-size="12pt" officeooo:rsid="00106cf6" officeooo:paragraph-rsid="00106cf6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color="#ce181e" style:font-name="Segoe UI" fo:font-size="16pt" fo:font-weight="bold" officeooo:rsid="000c58b8" officeooo:paragraph-rsid="000c58b8" style:font-size-asian="16pt" style:font-weight-asian="bold" style:font-size-complex="16pt" style:font-weight-complex="bold"/>
    </style:style>
    <style:style style:name="T1" style:family="text">
      <style:text-properties officeooo:rsid="00106c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9">Termine</text:p>
          </table:table-cell>
          <table:table-cell table:style-name="Tabella1.A1" office:value-type="string">
            <text:p text:style-name="P9">Descrizione</text:p>
          </table:table-cell>
          <table:table-cell table:style-name="Tabella1.A1" office:value-type="string">
            <text:p text:style-name="P9">Sinonimi</text:p>
          </table:table-cell>
          <table:table-cell table:style-name="Tabella1.D1" office:value-type="string">
            <text:p text:style-name="P9">Collegamenti</text:p>
          </table:table-cell>
        </table:table-row>
        <table:table-row>
          <table:table-cell table:style-name="Tabella1.A2" office:value-type="string">
            <text:p text:style-name="P3">Attore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3">Caratteristiche dei Contenuti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3">Canal<text:span text:style-name="T1">e</text:span> TV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3">Cinema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3">Contenut<text:span text:style-name="T1">o</text:span>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3">Episodio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3">Film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4">Notizia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5">News</text:p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3">Persona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3">Piattaforma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3">Piattaforma Streaming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3">Preferito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3">Programma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3">Proiezione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3">Redattore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6">Utente della redazione</text:p>
          </table:table-cell>
        </table:table-row>
        <table:table-row>
          <table:table-cell table:style-name="Tabella1.A2" office:value-type="string">
            <text:p text:style-name="P3">Regista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3">Scheda 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7">Serie TV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8">Serial</text:p>
          </table:table-cell>
        </table:table-row>
        <table:table-row>
          <table:table-cell table:style-name="Tabella1.A2" office:value-type="string">
            <text:p text:style-name="P3">Stagione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3">Utente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3">Utente Redazione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3">Visitatore Sito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3">Voto</text:p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0:50:48.885000000</meta:creation-date>
    <dc:date>2020-04-23T11:36:47.709000000</dc:date>
    <meta:editing-duration>PT5H11M31S</meta:editing-duration>
    <meta:editing-cycles>5</meta:editing-cycles>
    <meta:generator>LibreOffice/6.1.3.2$Windows_X86_64 LibreOffice_project/86daf60bf00efa86ad547e59e09d6bb77c699acb</meta:generator>
    <meta:document-statistic meta:table-count="1" meta:image-count="0" meta:object-count="0" meta:page-count="1" meta:paragraph-count="30" meta:word-count="39" meta:character-count="295" meta:non-whitespace-character-count="285"/>
  </office:meta>
</office:document-meta>
</file>